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fb761" officeooo:paragraph-rsid="001fb761"/>
    </style:style>
    <style:style style:name="P2" style:family="paragraph" style:parent-style-name="Standard">
      <style:text-properties officeooo:rsid="0020d1d3" officeooo:paragraph-rsid="0020d1d3"/>
    </style:style>
    <style:style style:name="T1" style:family="text">
      <style:text-properties officeooo:rsid="0020d1d3"/>
    </style:style>
    <style:style style:name="T2" style:family="text">
      <style:text-properties officeooo:rsid="00234f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Page 수정하는 방법</text:p>
      <text:p text:style-name="P1"/>
      <text:p text:style-name="P1">=== 처음 페이지 클론할 때만 ===</text:p>
      <text:p text:style-name="P1"/>
      <text:p text:style-name="P1">1. 새로운 폴더 하나를 만든다.</text:p>
      <text:p text:style-name="P1"><text:s text:c="4"/>나의 경우는 17-1-skku-oss.github.io 이라는 폴더를 바탕화면에 만들었다.</text:p>
      <text:p text:style-name="P1"/>
      <text:p text:style-name="P1">2. 그 폴더에 들어가서 터미널을 열고</text:p>
      <text:p text:style-name="P1"/>
      <text:p text:style-name="P1">git clone <text:a xlink:type="simple" xlink:href="https://github.com/17-1-SKKU-OSS/095A.git" text:style-name="Internet_20_link" text:visited-style-name="Visited_20_Internet_20_Link">https://github.com/17-1-SKKU-OSS/095A.git</text:a> </text:p>
      <text:p text:style-name="P1"/>
      <text:p text:style-name="P1">명령을 친다. </text:p>
      <text:p text:style-name="P1"/>
      <text:p text:style-name="P1">3. 그러면 095A라는 폴더가 만들어진다.</text:p>
      <text:p text:style-name="P1"/>
      <text:p text:style-name="P1">cd 095A</text:p>
      <text:p text:style-name="P1"/>
      <text:p text:style-name="P1">를 입력해서 터미널 상에서 그 폴더로 들어간다.</text:p>
      <text:p text:style-name="P1"/>
      <text:p text:style-name="P1"/>
      <text:p text:style-name="P1">==== 여기부턴 수정하고 싶을때마다 반복하면 된다 ====</text:p>
      <text:p text:style-name="P1"/>
      <text:p text:style-name="P1"/>
      <text:p text:style-name="P1">4. <text:s/><text:span text:style-name="T1">git </text:span>pull --all</text:p>
      <text:p text:style-name="P1"/>
      <text:p text:style-name="P1">명령을 이용해서 그 폴더에 github위에 올라가 있는 파일들을 현재 내 폴더에 최신화해준다.</text:p>
      <text:p text:style-name="P1">안해주면 나중에 코밋할때 충돌나서 귀찮아.</text:p>
      <text:p text:style-name="P1"/>
      <text:p text:style-name="P2">5. 그 폴더 내에 여러 파일, index.html, Readme 파일 등 여러가지가 있다. 이중 바꾸고 싶은 것을 문서 편집기 같은 걸로 바꿔준다. <text:s/>홈페이지 내용을 바꾸려면 index.html내의 코드를 수정해주면 된다.</text:p>
      <text:p text:style-name="P2"/>
      <text:p text:style-name="P2">6. 수정이 완료되면 터미널에</text:p>
      <text:p text:style-name="P2"/>
      <text:p text:style-name="P2">git commit –all</text:p>
      <text:p text:style-name="P2"/>
      <text:p text:style-name="P2">해주고 터미널 편집기에 바꾼 내용을 코멘트 해주고 컨트럴 <text:span text:style-name="T2">x</text:span> → y → 엔터로 바꾼 내용 코멘트도 저장해준다.</text:p>
      <text:p text:style-name="P2"/>
      <text:p text:style-name="P2">7.</text:p>
      <text:p text:style-name="P2">git push –all</text:p>
      <text:p text:style-name="P2"/>
      <text:p text:style-name="P2">로 깃허브로 올려주고 깃 허브에서 잘 바뀌었는지 확인한다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6:16:26.000689889</meta:creation-date>
    <dc:date>2017-05-17T16:26:41.474818678</dc:date>
    <meta:editing-duration>PT8M30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21" meta:word-count="358" meta:character-count="636" meta:non-whitespace-character-count="511"/>
  </office:meta>
</office:document-meta>
</file>